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4">Назначение </text:span>ProxyDCS.</text:p>
      <text:p text:style-name="P2"><text:span text:style-name="T4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4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4">. </text:span></text:p>
      <text:p text:style-name="P4"/>
      <text:p text:style-name="P2"><text:span text:style-name="T4">Взаимодействие модулей осуществляется через </text:span>Ethernet <text:span text:style-name="T4">или </text:span>shared memory.</text:p>
      <text:p text:style-name="P2"/>
      <text:p text:style-name="P2"/>
      <text:p text:style-name="P2"><text:span text:style-name="T6">ProxyDCS</text:span> – <text:span text:style-name="T4">должен уметь загружать xml-файл. С описанием параметров которые модуль вырабатывает и потребляет. </text:span></text:p>
      <text:p text:style-name="P2"><text:span text:style-name="T4">Должна быть специальная утилита, которая собирает все данные(</text:span>xml<text:span text:style-name="T4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6">ProxyDCS</text:span> <text:span text:style-name="T4">должен иметь следующий интерфейс:</text:span></text:p>
      <text:p text:style-name="P4"/>
      <text:p text:style-name="P2"><text:span text:style-name="T4">- </text:span>sendRequest(Request*) <text:s text:c="2"/>- <text:span text:style-name="T4">отправка запроса на обработку. Должны быть указаны настройки, например, циклический запрос или одиночный запрос.</text:span></text:p>
      <text:list xml:id="list2418233373165709619" text:style-name="L1">
        <text:list-item>
          <text:p text:style-name="P6">eEvent(RequestEvent) - <text:span text:style-name="T4">обработка события постановки/получения запроса на исполнение.</text:span></text:p>
        </text:list-item>
      </text:list>
      <text:p text:style-name="P7"/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2190640049886590095" text:style-name="L2">
        <text:list-item>
          <text:p text:style-name="P9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9">Подумать о том, если много модулей будут писать в одну структуру не будет ли конфликта.</text:p>
        </text:list-item>
        <text:list-item>
          <text:p text:style-name="P9"><text:soft-page-break/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9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4">имя_модуля;</text:span></text:p>
      <text:p text:style-name="P2"><text:tab/>name_pseudo_id;n<text:span text:style-name="T4">ame_param_id;имя_модуля;</text:span></text:p>
      <text:p text:style-name="P2">}</text:p>
      <text:p text:style-name="P2"/>
      <text:p text:style-name="P2"><text:span text:style-name="T6">name_pseudo_id</text:span> – <text:span text:style-name="T4">это псевдоним параметра который и будет использоваться в программе</text:span><text:span text:style-name="T4">(строка)</text:span></text:p>
      <text:p text:style-name="P2"><text:span text:style-name="T6">name_param_id</text:span> <text:s/>- <text:span text:style-name="T4">это название параметра который определен в другом модуле</text:span><text:span text:style-name="T4">(строка)</text:span></text:p>
      <text:p text:style-name="P2"><text:span text:style-name="T5">имя_модуля</text:span><text:span text:style-name="T4"> — </text:span><text:span text:style-name="T4">это название кому принадлежит </text:span>name_param_id.<text:span text:style-name="T4"> </text:span></text:p>
      <text:p text:style-name="P2"><text:span text:style-name="T5">name_group_id </text:span><text:span text:style-name="T4">— </text:span><text:span text:style-name="T4">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4">уникальное имя модуля</text:span></text:p>
      <text:p text:style-name="P2"><text:tab/>cyclic; <text:tab/><text:tab/><text:tab/><text:tab/> <text:s text:c="2"/>//<text:span text:style-name="T4">признак цикличности</text:span></text:p>
      <text:p text:style-name="P2"><text:tab/>frec; <text:tab/><text:tab/><text:tab/><text:tab/> <text:s text:c="2"/>//<text:span text:style-name="T4">частота</text:span></text:p>
      <text:p text:style-name="P2"><text:tab/>name_param_id;<text:span text:style-name="T4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4">это перечень всех входных данных требуемых данным модулем от других модулей.</text:span></text:p>
      <text:p text:style-name="P2">GroupOutput – <text:span text:style-name="T4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<text:soft-page-break/>К примеру: </text:p>
      <text:p text:style-name="P2">Command</text:p>
      <text:p text:style-name="P2">{</text:p>
      <text:p text:style-name="P2">name_command_id;//<text:span text:style-name="T4">имя идентификатора команды</text:span></text:p>
      <text:p text:style-name="P2">input :</text:p>
      <text:p text:style-name="P2">//<text:span text:style-name="T4">здесь описание входных данных команды</text:span></text:p>
      <text:p text:style-name="P2">output:</text:p>
      <text:p text:style-name="P2">//<text:span text:style-name="T4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  <text:p text:style-name="P4"/>
      <text:p text:style-name="P5">Логика <text:span text:style-name="T1">работы </text:span>по сети<text:span text:style-name="T1">:</text:span>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7">Можно реализовать через общую память).</text:span></text:p>
      <text:p text:style-name="P7"/>
      <text:p text:style-name="P7">Описание сетевого обмена.</text:p>
      <text:p text:style-name="P7"/>
      <text:list xml:id="list1859073832230219846" text:style-name="L3">
        <text:list-item>
          <text:p text:style-name="P8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56M25S</meta:editing-duration>
    <meta:editing-cycles>36</meta:editing-cycles>
    <meta:generator>OpenOffice/4.0.0$Win32 OpenOffice.org_project/400m3$Build-9702</meta:generator>
    <dc:date>2016-07-22T18:24:12.37</dc:date>
    <dc:creator>Федор Гурин</dc:creator>
    <meta:document-statistic meta:table-count="0" meta:image-count="0" meta:object-count="0" meta:page-count="3" meta:paragraph-count="70" meta:word-count="588" meta:character-count="4626"/>
    <meta:user-defined meta:name="Info 1"/>
    <meta:user-defined meta:name="Info 2"/>
    <meta:user-defined meta:name="Info 3"/>
    <meta:user-defined meta:name="Info 4"/>
  </office:meta>
</office:document-meta>
</file>